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09cm" fo:margin-left="0cm" table:align="left"/>
    </style:style>
    <style:style style:name="Tabelle1.A" style:family="table-column">
      <style:table-column-properties style:column-width="1.404cm"/>
    </style:style>
    <style:style style:name="Tabelle1.B" style:family="table-column">
      <style:table-column-properties style:column-width="1.097cm"/>
    </style:style>
    <style:style style:name="Tabelle1.C" style:family="table-column">
      <style:table-column-properties style:column-width="1.406cm"/>
    </style:style>
    <style:style style:name="Tabelle1.D" style:family="table-column">
      <style:table-column-properties style:column-width="2.385cm"/>
    </style:style>
    <style:style style:name="Tabelle1.E" style:family="table-column">
      <style:table-column-properties style:column-width="2.713cm"/>
    </style:style>
    <style:style style:name="Tabelle1.F" style:family="table-column">
      <style:table-column-properties style:column-width="2.194cm"/>
    </style:style>
    <style:style style:name="Tabelle1.G" style:family="table-column">
      <style:table-column-properties style:column-width="1.598cm"/>
    </style:style>
    <style:style style:name="Tabelle1.H" style:family="table-column">
      <style:table-column-properties style:column-width="1.596cm"/>
    </style:style>
    <style:style style:name="Tabelle1.I" style:family="table-column">
      <style:table-column-properties style:column-width="2.309cm"/>
    </style:style>
    <style:style style:name="Tabelle1.J" style:family="table-column">
      <style:table-column-properties style:column-width="1.309cm"/>
    </style:style>
    <style:style style:name="Tabelle1.K" style:family="table-column">
      <style:table-column-properties style:column-width="1.789cm"/>
    </style:style>
    <style:style style:name="Tabelle1.L" style:family="table-column">
      <style:table-column-properties style:column-width="2.002cm"/>
    </style:style>
    <style:style style:name="Tabelle1.M" style:family="table-column">
      <style:table-column-properties style:column-width="0.951cm"/>
    </style:style>
    <style:style style:name="Tabelle1.N" style:family="table-column">
      <style:table-column-properties style:column-width="1.339cm"/>
    </style:style>
    <style:style style:name="Tabelle1.O" style:family="table-column">
      <style:table-column-properties style:column-width="1.617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O1" style:family="table-cell">
      <style:table-cell-properties fo:background-color="#dddddd" fo:padding="0.097cm" fo:border="0.05pt solid #000000">
        <style:background-image/>
      </style:table-cell-properties>
    </style:style>
    <style:style style:name="Tabelle1.2" style:family="table-row">
      <style:table-row-properties style:min-row-height="0.721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none" fo:border-top="none" fo:border-bottom="0.05pt solid #000000"/>
    </style:style>
    <style:style style:name="Tabelle1.K2" style:family="table-cell">
      <style:table-cell-properties fo:padding="0.097cm" fo:border-left="0.05pt solid #000000" fo:border-right="none" fo:border-top="none" fo:border-bottom="0.05pt solid #000000"/>
    </style:style>
    <style:style style:name="Tabelle1.L2" style:family="table-cell">
      <style:table-cell-properties fo:padding="0.097cm" fo:border-left="0.05pt solid #000000" fo:border-right="none" fo:border-top="none" fo:border-bottom="0.05pt solid #000000"/>
    </style:style>
    <style:style style:name="Tabelle1.M2" style:family="table-cell">
      <style:table-cell-properties fo:padding="0.097cm" fo:border-left="0.05pt solid #000000" fo:border-right="none" fo:border-top="none" fo:border-bottom="0.05pt solid #000000"/>
    </style:style>
    <style:style style:name="Tabelle1.N2" style:family="table-cell">
      <style:table-cell-properties fo:padding="0.097cm" fo:border-left="0.05pt solid #000000" fo:border-right="none" fo:border-top="none" fo:border-bottom="0.05pt solid #000000"/>
    </style:style>
    <style:style style:name="Tabel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none" fo:border-top="none" fo:border-bottom="0.05pt solid #000000"/>
    </style:style>
    <style:style style:name="Tabelle1.L3" style:family="table-cell">
      <style:table-cell-properties fo:padding="0.097cm" fo:border-left="0.05pt solid #000000" fo:border-right="none" fo:border-top="none" fo:border-bottom="0.05pt solid #000000"/>
    </style:style>
    <style:style style:name="Tabelle1.M3" style:family="table-cell">
      <style:table-cell-properties fo:padding="0.097cm" fo:border-left="0.05pt solid #000000" fo:border-right="none" fo:border-top="none" fo:border-bottom="0.05pt solid #000000"/>
    </style:style>
    <style:style style:name="Tabelle1.N3" style:family="table-cell">
      <style:table-cell-properties fo:padding="0.097cm" fo:border-left="0.05pt solid #000000" fo:border-right="none" fo:border-top="none" fo:border-bottom="0.05pt solid #000000"/>
    </style:style>
    <style:style style:name="Tabel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H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none" fo:border-top="none" fo:border-bottom="0.05pt solid #000000"/>
    </style:style>
    <style:style style:name="Tabelle1.J4" style:family="table-cell">
      <style:table-cell-properties fo:padding="0.097cm" fo:border-left="0.05pt solid #000000" fo:border-right="none" fo:border-top="none" fo:border-bottom="0.05pt solid #000000"/>
    </style:style>
    <style:style style:name="Tabelle1.K4" style:family="table-cell">
      <style:table-cell-properties fo:padding="0.097cm" fo:border-left="0.05pt solid #000000" fo:border-right="none" fo:border-top="none" fo:border-bottom="0.05pt solid #000000"/>
    </style:style>
    <style:style style:name="Tabelle1.L4" style:family="table-cell">
      <style:table-cell-properties fo:padding="0.097cm" fo:border-left="0.05pt solid #000000" fo:border-right="none" fo:border-top="none" fo:border-bottom="0.05pt solid #000000"/>
    </style:style>
    <style:style style:name="Tabelle1.M4" style:family="table-cell">
      <style:table-cell-properties fo:padding="0.097cm" fo:border-left="0.05pt solid #000000" fo:border-right="none" fo:border-top="none" fo:border-bottom="0.05pt solid #000000"/>
    </style:style>
    <style:style style:name="Tabelle1.N4" style:family="table-cell">
      <style:table-cell-properties fo:padding="0.097cm" fo:border-left="0.05pt solid #000000" fo:border-right="none" fo:border-top="none" fo:border-bottom="0.05pt solid #000000"/>
    </style:style>
    <style:style style:name="Tabel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none" fo:border-top="none" fo:border-bottom="0.05pt solid #000000"/>
    </style:style>
    <style:style style:name="Tabelle1.H5" style:family="table-cell">
      <style:table-cell-properties fo:padding="0.097cm" fo:border-left="0.05pt solid #000000" fo:border-right="none" fo:border-top="none" fo:border-bottom="0.05pt solid #000000"/>
    </style:style>
    <style:style style:name="Tabelle1.I5" style:family="table-cell">
      <style:table-cell-properties fo:padding="0.097cm" fo:border-left="0.05pt solid #000000" fo:border-right="none" fo:border-top="none" fo:border-bottom="0.05pt solid #000000"/>
    </style:style>
    <style:style style:name="Tabelle1.J5" style:family="table-cell">
      <style:table-cell-properties fo:padding="0.097cm" fo:border-left="0.05pt solid #000000" fo:border-right="none" fo:border-top="none" fo:border-bottom="0.05pt solid #000000"/>
    </style:style>
    <style:style style:name="Tabelle1.K5" style:family="table-cell">
      <style:table-cell-properties fo:padding="0.097cm" fo:border-left="0.05pt solid #000000" fo:border-right="none" fo:border-top="none" fo:border-bottom="0.05pt solid #000000"/>
    </style:style>
    <style:style style:name="Tabelle1.L5" style:family="table-cell">
      <style:table-cell-properties fo:padding="0.097cm" fo:border-left="0.05pt solid #000000" fo:border-right="none" fo:border-top="none" fo:border-bottom="0.05pt solid #000000"/>
    </style:style>
    <style:style style:name="Tabelle1.M5" style:family="table-cell">
      <style:table-cell-properties fo:padding="0.097cm" fo:border-left="0.05pt solid #000000" fo:border-right="none" fo:border-top="none" fo:border-bottom="0.05pt solid #000000"/>
    </style:style>
    <style:style style:name="Tabelle1.N5" style:family="table-cell">
      <style:table-cell-properties fo:padding="0.097cm" fo:border-left="0.05pt solid #000000" fo:border-right="none" fo:border-top="none" fo:border-bottom="0.05pt solid #000000"/>
    </style:style>
    <style:style style:name="Tabelle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506cm" table:align="left" style:writing-mode="lr-tb"/>
    </style:style>
    <style:style style:name="Tabelle5.A" style:family="table-column">
      <style:table-column-properties style:column-width="0.998cm"/>
    </style:style>
    <style:style style:name="Tabelle5.B" style:family="table-column">
      <style:table-column-properties style:column-width="1.595cm"/>
    </style:style>
    <style:style style:name="Tabelle5.C" style:family="table-column">
      <style:table-column-properties style:column-width="1.614cm"/>
    </style:style>
    <style:style style:name="Tabelle5.D" style:family="table-column">
      <style:table-column-properties style:column-width="2.588cm"/>
    </style:style>
    <style:style style:name="Tabelle5.E" style:family="table-column">
      <style:table-column-properties style:column-width="1.91cm"/>
    </style:style>
    <style:style style:name="Tabelle5.F" style:family="table-column">
      <style:table-column-properties style:column-width="1.085cm"/>
    </style:style>
    <style:style style:name="Tabelle5.G" style:family="table-column">
      <style:table-column-properties style:column-width="1.402cm"/>
    </style:style>
    <style:style style:name="Tabelle5.H" style:family="table-column">
      <style:table-column-properties style:column-width="1.212cm"/>
    </style:style>
    <style:style style:name="Tabelle5.I" style:family="table-column">
      <style:table-column-properties style:column-width="0.984cm"/>
    </style:style>
    <style:style style:name="Tabelle5.J" style:family="table-column">
      <style:table-column-properties style:column-width="3.016cm"/>
    </style:style>
    <style:style style:name="Tabelle5.K" style:family="table-column">
      <style:table-column-properties style:column-width="1.191cm"/>
    </style:style>
    <style:style style:name="Tabelle5.L" style:family="table-column">
      <style:table-column-properties style:column-width="1.582cm"/>
    </style:style>
    <style:style style:name="Tabelle5.M" style:family="table-column">
      <style:table-column-properties style:column-width="2.228cm"/>
    </style:style>
    <style:style style:name="Tabelle5.O" style:family="table-column">
      <style:table-column-properties style:column-width="1.323cm"/>
    </style:style>
    <style:style style:name="Tabelle5.P" style:family="table-column">
      <style:table-column-properties style:column-width="1.693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P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none" fo:border-top="none" fo:border-bottom="0.05pt solid #000000"/>
    </style:style>
    <style:style style:name="Tabelle5.K2" style:family="table-cell">
      <style:table-cell-properties fo:padding="0.097cm" fo:border-left="0.05pt solid #000000" fo:border-right="none" fo:border-top="none" fo:border-bottom="0.05pt solid #000000"/>
    </style:style>
    <style:style style:name="Tabelle5.L2" style:family="table-cell">
      <style:table-cell-properties fo:padding="0.097cm" fo:border-left="0.05pt solid #000000" fo:border-right="none" fo:border-top="none" fo:border-bottom="0.05pt solid #000000"/>
    </style:style>
    <style:style style:name="Tabelle5.M2" style:family="table-cell">
      <style:table-cell-properties fo:padding="0.097cm" fo:border-left="0.05pt solid #000000" fo:border-right="none" fo:border-top="none" fo:border-bottom="0.05pt solid #000000"/>
    </style:style>
    <style:style style:name="Tabelle5.N2" style:family="table-cell">
      <style:table-cell-properties fo:padding="0.097cm" fo:border-left="0.05pt solid #000000" fo:border-right="none" fo:border-top="none" fo:border-bottom="0.05pt solid #000000"/>
    </style:style>
    <style:style style:name="Tabelle5.O2" style:family="table-cell">
      <style:table-cell-properties fo:padding="0.097cm" fo:border-left="0.05pt solid #000000" fo:border-right="none" fo:border-top="none" fo:border-bottom="0.05pt solid #000000"/>
    </style:style>
    <style:style style:name="Tabel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none" fo:border-top="none" fo:border-bottom="0.05pt solid #000000"/>
    </style:style>
    <style:style style:name="Tabelle5.G3" style:family="table-cell">
      <style:table-cell-properties fo:padding="0.097cm" fo:border-left="0.05pt solid #000000" fo:border-right="none" fo:border-top="none" fo:border-bottom="0.05pt solid #000000"/>
    </style:style>
    <style:style style:name="Tabelle5.H3" style:family="table-cell">
      <style:table-cell-properties fo:padding="0.097cm" fo:border-left="0.05pt solid #000000" fo:border-right="none" fo:border-top="none" fo:border-bottom="0.05pt solid #000000"/>
    </style:style>
    <style:style style:name="Tabelle5.J3" style:family="table-cell">
      <style:table-cell-properties fo:padding="0.097cm" fo:border-left="0.05pt solid #000000" fo:border-right="none" fo:border-top="none" fo:border-bottom="0.05pt solid #000000"/>
    </style:style>
    <style:style style:name="Tabelle5.K3" style:family="table-cell">
      <style:table-cell-properties fo:padding="0.097cm" fo:border-left="0.05pt solid #000000" fo:border-right="none" fo:border-top="none" fo:border-bottom="0.05pt solid #000000"/>
    </style:style>
    <style:style style:name="Tabelle5.L3" style:family="table-cell">
      <style:table-cell-properties fo:padding="0.097cm" fo:border-left="0.05pt solid #000000" fo:border-right="none" fo:border-top="none" fo:border-bottom="0.05pt solid #000000"/>
    </style:style>
    <style:style style:name="Tabelle5.M3" style:family="table-cell">
      <style:table-cell-properties fo:padding="0.097cm" fo:border-left="0.05pt solid #000000" fo:border-right="none" fo:border-top="none" fo:border-bottom="0.05pt solid #000000"/>
    </style:style>
    <style:style style:name="Tabelle5.N3" style:family="table-cell">
      <style:table-cell-properties fo:padding="0.097cm" fo:border-left="0.05pt solid #000000" fo:border-right="none" fo:border-top="none" fo:border-bottom="0.05pt solid #000000"/>
    </style:style>
    <style:style style:name="Tabelle5.O3" style:family="table-cell">
      <style:table-cell-properties fo:padding="0.097cm" fo:border-left="0.05pt solid #000000" fo:border-right="none" fo:border-top="none" fo:border-bottom="0.05pt solid #000000"/>
    </style:style>
    <style:style style:name="Tabelle5.P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none" fo:border-top="none" fo:border-bottom="0.05pt solid #000000"/>
    </style:style>
    <style:style style:name="Tabelle5.G4" style:family="table-cell">
      <style:table-cell-properties fo:padding="0.097cm" fo:border-left="0.05pt solid #000000" fo:border-right="none" fo:border-top="none" fo:border-bottom="0.05pt solid #000000"/>
    </style:style>
    <style:style style:name="Tabelle5.H4" style:family="table-cell">
      <style:table-cell-properties fo:padding="0.097cm" fo:border-left="0.05pt solid #000000" fo:border-right="none" fo:border-top="none" fo:border-bottom="0.05pt solid #000000"/>
    </style:style>
    <style:style style:name="Tabelle5.J4" style:family="table-cell">
      <style:table-cell-properties fo:padding="0.097cm" fo:border-left="0.05pt solid #000000" fo:border-right="none" fo:border-top="none" fo:border-bottom="0.05pt solid #000000"/>
    </style:style>
    <style:style style:name="Tabelle5.K4" style:family="table-cell">
      <style:table-cell-properties fo:padding="0.097cm" fo:border-left="0.05pt solid #000000" fo:border-right="none" fo:border-top="none" fo:border-bottom="0.05pt solid #000000"/>
    </style:style>
    <style:style style:name="Tabelle5.L4" style:family="table-cell">
      <style:table-cell-properties fo:padding="0.097cm" fo:border-left="0.05pt solid #000000" fo:border-right="none" fo:border-top="none" fo:border-bottom="0.05pt solid #000000"/>
    </style:style>
    <style:style style:name="Tabelle5.M4" style:family="table-cell">
      <style:table-cell-properties fo:padding="0.097cm" fo:border-left="0.05pt solid #000000" fo:border-right="none" fo:border-top="none" fo:border-bottom="0.05pt solid #000000"/>
    </style:style>
    <style:style style:name="Tabelle5.N4" style:family="table-cell">
      <style:table-cell-properties fo:padding="0.097cm" fo:border-left="0.05pt solid #000000" fo:border-right="none" fo:border-top="none" fo:border-bottom="0.05pt solid #000000"/>
    </style:style>
    <style:style style:name="Tabelle5.O4" style:family="table-cell">
      <style:table-cell-properties fo:padding="0.097cm" fo:border-left="0.05pt solid #000000" fo:border-right="none" fo:border-top="none" fo:border-bottom="0.05pt solid #000000"/>
    </style:style>
    <style:style style:name="Tabelle5.P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none" fo:border-top="none" fo:border-bottom="0.05pt solid #000000"/>
    </style:style>
    <style:style style:name="Tabelle5.F5" style:family="table-cell">
      <style:table-cell-properties fo:padding="0.097cm" fo:border-left="0.05pt solid #000000" fo:border-right="none" fo:border-top="none" fo:border-bottom="0.05pt solid #000000"/>
    </style:style>
    <style:style style:name="Tabelle5.G5" style:family="table-cell">
      <style:table-cell-properties fo:padding="0.097cm" fo:border-left="0.05pt solid #000000" fo:border-right="none" fo:border-top="none" fo:border-bottom="0.05pt solid #000000"/>
    </style:style>
    <style:style style:name="Tabelle5.H5" style:family="table-cell">
      <style:table-cell-properties fo:padding="0.097cm" fo:border-left="0.05pt solid #000000" fo:border-right="none" fo:border-top="none" fo:border-bottom="0.05pt solid #000000"/>
    </style:style>
    <style:style style:name="Tabelle5.J5" style:family="table-cell">
      <style:table-cell-properties fo:padding="0.097cm" fo:border-left="0.05pt solid #000000" fo:border-right="none" fo:border-top="none" fo:border-bottom="0.05pt solid #000000"/>
    </style:style>
    <style:style style:name="Tabelle5.K5" style:family="table-cell">
      <style:table-cell-properties fo:padding="0.097cm" fo:border-left="0.05pt solid #000000" fo:border-right="none" fo:border-top="none" fo:border-bottom="0.05pt solid #000000"/>
    </style:style>
    <style:style style:name="Tabelle5.L5" style:family="table-cell">
      <style:table-cell-properties fo:padding="0.097cm" fo:border-left="0.05pt solid #000000" fo:border-right="none" fo:border-top="none" fo:border-bottom="0.05pt solid #000000"/>
    </style:style>
    <style:style style:name="Tabelle5.M5" style:family="table-cell">
      <style:table-cell-properties fo:padding="0.097cm" fo:border-left="0.05pt solid #000000" fo:border-right="none" fo:border-top="none" fo:border-bottom="0.05pt solid #000000"/>
    </style:style>
    <style:style style:name="Tabelle5.N5" style:family="table-cell">
      <style:table-cell-properties fo:padding="0.097cm" fo:border-left="0.05pt solid #000000" fo:border-right="none" fo:border-top="none" fo:border-bottom="0.05pt solid #000000"/>
    </style:style>
    <style:style style:name="Tabelle5.O5" style:family="table-cell">
      <style:table-cell-properties fo:padding="0.097cm" fo:border-left="0.05pt solid #000000" fo:border-right="none" fo:border-top="none" fo:border-bottom="0.05pt solid #000000"/>
    </style:style>
    <style:style style:name="Tabelle5.P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618559" officeooo:paragraph-rsid="00130e4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18559" officeooo:paragraph-rsid="00130e4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e91b" officeooo:paragraph-rsid="001ee91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ee91b" officeooo:paragraph-rsid="002205a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1" fo:font-weight="bold" officeooo:rsid="000fd92c" officeooo:paragraph-rsid="001ee91b" style:font-weight-asian="bold" style:font-weight-complex="bold"/>
    </style:style>
    <style:style style:name="P6" style:family="paragraph" style:parent-style-name="Standard">
      <style:text-properties style:font-name="Liberation Serif1" fo:font-weight="bold" officeooo:rsid="0020ae80" officeooo:paragraph-rsid="001f1ad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1879a9" officeooo:paragraph-rsid="001f1ad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1879a9" officeooo:paragraph-rsid="001ee91b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Liberation Serif1" officeooo:paragraph-rsid="001ee91b"/>
    </style:style>
    <style:style style:name="P10" style:family="paragraph" style:parent-style-name="Standard">
      <style:text-properties style:font-name="Liberation Serif1" officeooo:paragraph-rsid="001f1ad9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0pt" officeooo:rsid="0078683b" officeooo:paragraph-rsid="001ee91b" style:font-size-asian="8.75pt" style:font-size-complex="10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618559" officeooo:paragraph-rsid="001f1ad9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officeooo:rsid="000b05a0" officeooo:paragraph-rsid="001ee91b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officeooo:rsid="0047c21f" officeooo:paragraph-rsid="001f1ad9"/>
    </style:style>
    <style:style style:name="P15" style:family="paragraph" style:parent-style-name="Table_20_Contents">
      <style:text-properties style:font-name="Liberation Serif1" officeooo:rsid="000e29a9" officeooo:paragraph-rsid="001ee91b"/>
    </style:style>
    <style:style style:name="P16" style:family="paragraph" style:parent-style-name="Table_20_Contents">
      <style:text-properties style:font-name="Liberation Serif1" officeooo:rsid="000b05a0" officeooo:paragraph-rsid="001ee91b"/>
    </style:style>
    <style:style style:name="P17" style:family="paragraph" style:parent-style-name="Table_20_Contents">
      <style:text-properties style:font-name="Liberation Serif1" officeooo:rsid="000d43f8" officeooo:paragraph-rsid="001ee91b"/>
    </style:style>
    <style:style style:name="P18" style:family="paragraph" style:parent-style-name="Table_20_Contents">
      <style:text-properties style:font-name="Liberation Serif1" officeooo:rsid="000bca80" officeooo:paragraph-rsid="001ee91b"/>
    </style:style>
    <style:style style:name="P19" style:family="paragraph" style:parent-style-name="Table_20_Contents">
      <style:text-properties style:font-name="Liberation Serif1" officeooo:rsid="0047c21f" officeooo:paragraph-rsid="001f1ad9"/>
    </style:style>
    <style:style style:name="P20" style:family="paragraph" style:parent-style-name="Table_20_Contents">
      <style:text-properties style:font-name="Liberation Serif1" officeooo:rsid="0020ae80" officeooo:paragraph-rsid="001f1ad9"/>
    </style:style>
    <style:style style:name="P21" style:family="paragraph" style:parent-style-name="Table_20_Contents">
      <style:text-properties style:font-name="Liberation Serif1" officeooo:rsid="00481b91" officeooo:paragraph-rsid="001f1ad9"/>
    </style:style>
    <style:style style:name="P22" style:family="paragraph" style:parent-style-name="Table_20_Contents">
      <style:text-properties style:font-name="Liberation Serif1" fo:font-size="12pt" officeooo:paragraph-rsid="001f1ad9"/>
    </style:style>
    <style:style style:name="P23" style:family="paragraph" style:parent-style-name="Table_20_Contents">
      <style:text-properties style:font-name="Liberation Serif1" officeooo:rsid="002205a6" officeooo:paragraph-rsid="002205a6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0pt" fo:font-style="italic" fo:font-weight="normal" officeooo:rsid="01e03e6a" officeooo:paragraph-rsid="002c514e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210c0d" officeooo:paragraph-rsid="00210c0d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210c0d" officeooo:paragraph-rsid="002205a6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32a1b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1ee91b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10c0d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a3b76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1ee91b" officeooo:paragraph-rsid="002205a6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1" fo:font-weight="normal" officeooo:rsid="001ee91b" officeooo:paragraph-rsid="002b3ee5" style:font-weight-asian="normal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ca80"/>
    </style:style>
    <style:style style:name="T2" style:family="text">
      <style:text-properties officeooo:rsid="000e29a9"/>
    </style:style>
    <style:style style:name="T3" style:family="text">
      <style:text-properties officeooo:rsid="000fd92c"/>
    </style:style>
    <style:style style:name="T4" style:family="text">
      <style:text-properties officeooo:rsid="0016b020"/>
    </style:style>
    <style:style style:name="T5" style:family="text">
      <style:text-properties officeooo:rsid="001aad3c"/>
    </style:style>
    <style:style style:name="T6" style:family="text">
      <style:text-properties officeooo:rsid="001d1c5d"/>
    </style:style>
    <style:style style:name="T7" style:family="text">
      <style:text-properties officeooo:rsid="001ee91b"/>
    </style:style>
    <style:style style:name="T8" style:family="text">
      <style:text-properties officeooo:rsid="0020ae80"/>
    </style:style>
    <style:style style:name="T9" style:family="text">
      <style:text-properties officeooo:rsid="00481b91"/>
    </style:style>
    <style:style style:name="T10" style:family="text">
      <style:text-properties officeooo:rsid="001ec507"/>
    </style:style>
    <style:style style:name="T11" style:family="text">
      <style:text-properties officeooo:rsid="001f1ad9"/>
    </style:style>
    <style:style style:name="T12" style:family="text">
      <style:text-properties officeooo:rsid="00210c0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10c0d"/>
    </style:style>
    <style:style style:name="T15" style:family="text">
      <style:text-properties style:text-underline-style="solid" style:text-underline-width="auto" style:text-underline-color="font-color" officeooo:rsid="002205a6"/>
    </style:style>
    <style:style style:name="T16" style:family="text">
      <style:text-properties style:text-underline-style="solid" style:text-underline-width="auto" style:text-underline-color="font-color" officeooo:rsid="002503af"/>
    </style:style>
    <style:style style:name="T17" style:family="text">
      <style:text-properties style:font-name="Liberation Serif" officeooo:rsid="00210c0d" style:font-name-asian="Liberation Serif" style:font-name-complex="Liberation Serif"/>
    </style:style>
    <style:style style:name="T18" style:family="text">
      <style:text-properties style:font-name="Liberation Serif" fo:font-size="12pt" officeooo:rsid="00210c0d" style:font-name-asian="Liberation Serif" style:font-size-asian="12pt" style:font-name-complex="Liberation Serif" style:font-size-complex="12pt"/>
    </style:style>
    <style:style style:name="T19" style:family="text">
      <style:text-properties officeooo:rsid="002205a6"/>
    </style:style>
    <style:style style:name="T20" style:family="text">
      <style:text-properties officeooo:rsid="00232a1b"/>
    </style:style>
    <style:style style:name="T21" style:family="text">
      <style:text-properties officeooo:rsid="002503af"/>
    </style:style>
    <style:style style:name="T22" style:family="text">
      <style:text-properties officeooo:rsid="0026eb68"/>
    </style:style>
    <style:style style:name="T23" style:family="text">
      <style:text-properties officeooo:rsid="00286af0"/>
    </style:style>
    <style:style style:name="T24" style:family="text">
      <style:text-properties officeooo:rsid="002b3ee5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10c0d" style:font-size-asian="12pt" style:font-size-complex="12pt"/>
    </style:style>
    <style:style style:name="T27" style:family="text">
      <style:text-properties fo:font-size="12pt" officeooo:rsid="002b3ee5" style:font-size-asian="12pt" style:font-size-complex="12pt"/>
    </style:style>
    <style:style style:name="T28" style:family="text">
      <style:text-properties fo:font-size="12pt" officeooo:rsid="0026eb68" style:font-size-asian="12pt" style:font-size-complex="12pt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210c0d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26eb68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officeooo:rsid="002b3ee5" style:font-size-asian="12pt" style:font-size-complex="12pt"/>
    </style:style>
    <style:style style:name="T33" style:family="text">
      <style:text-properties officeooo:rsid="002c514e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840c47" style:font-style-asian="normal" style:font-style-complex="normal"/>
    </style:style>
    <style:style style:name="T37" style:family="text">
      <style:text-properties fo:font-style="normal" officeooo:rsid="00433024" style:font-style-asian="normal" style:font-style-complex="normal"/>
    </style:style>
    <style:style style:name="T38" style:family="text">
      <style:text-properties fo:font-style="normal" officeooo:rsid="004259cd" style:font-style-asian="normal" style:font-style-complex="normal"/>
    </style:style>
    <style:style style:name="T39" style:family="text">
      <style:text-properties fo:font-style="normal" officeooo:rsid="00383709" style:font-style-asian="normal" style:font-style-complex="normal"/>
    </style:style>
    <style:style style:name="T40" style:family="text">
      <style:text-properties fo:font-style="normal" officeooo:rsid="003fa25e" style:font-style-asian="normal" style:font-style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Lösung </text:span>Aufgabe <text:span text:style-name="T5">1</text:span></text:p>
      <text:p text:style-name="P2"/>
      <text:p text:style-name="P5"><text:span text:style-name="T7">Spedition (</text:span>1NF<text:span text:style-name="T7">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column table:style-name="Tabelle1.O"/>
        <table:table-row>
          <table:table-cell table:style-name="Tabelle1.A1" office:value-type="string">
            <text:p text:style-name="P13">PersNr</text:p>
          </table:table-cell>
          <table:table-cell table:style-name="Tabelle1.A1" office:value-type="string">
            <text:p text:style-name="P15">Vor<text:span text:style-name="T19">n</text:span></text:p>
          </table:table-cell>
          <table:table-cell table:style-name="Tabelle1.A1" office:value-type="string">
            <text:p text:style-name="P15">Nach<text:span text:style-name="T19">n</text:span></text:p>
          </table:table-cell>
          <table:table-cell table:style-name="Tabelle1.A1" office:value-type="string">
            <text:p text:style-name="P16">Einst<text:span text:style-name="T3">ellung</text:span></text:p>
          </table:table-cell>
          <table:table-cell table:style-name="Tabelle1.A1" office:value-type="string">
            <text:p text:style-name="P15">Kennz<text:span text:style-name="T6">eichen</text:span></text:p>
          </table:table-cell>
          <table:table-cell table:style-name="Tabelle1.A1" office:value-type="string">
            <text:p text:style-name="P16">Fahrzeug</text:p>
          </table:table-cell>
          <table:table-cell table:style-name="Tabelle1.A1" office:value-type="string">
            <text:p text:style-name="P16">kmAnf</text:p>
          </table:table-cell>
          <table:table-cell table:style-name="Tabelle1.A1" office:value-type="string">
            <text:p text:style-name="P16">kmEnd</text:p>
          </table:table-cell>
          <table:table-cell table:style-name="Tabelle1.A1" office:value-type="string">
            <text:p text:style-name="P13">Datum</text:p>
          </table:table-cell>
          <table:table-cell table:style-name="Tabelle1.A1" office:value-type="string">
            <text:p text:style-name="P17">K<text:span text:style-name="T21">Id</text:span></text:p>
          </table:table-cell>
          <table:table-cell table:style-name="Tabelle1.A1" office:value-type="string">
            <text:p text:style-name="P16"><text:span text:style-name="T1">K</text:span>Name</text:p>
          </table:table-cell>
          <table:table-cell table:style-name="Tabelle1.A1" office:value-type="string">
            <text:p text:style-name="P18">KStraße</text:p>
          </table:table-cell>
          <table:table-cell table:style-name="Tabelle1.A1" office:value-type="string">
            <text:p text:style-name="P23">KNr</text:p>
          </table:table-cell>
          <table:table-cell table:style-name="Tabelle1.A1" office:value-type="string">
            <text:p text:style-name="P15"><text:span text:style-name="T19">K</text:span>PLZ</text:p>
          </table:table-cell>
          <table:table-cell table:style-name="Tabelle1.O1" office:value-type="string">
            <text:p text:style-name="P15"><text:span text:style-name="T19">K</text:span>Ort</text:p>
          </table:table-cell>
        </table:table-row>
        <table:table-row table:style-name="Tabelle1.2">
          <table:table-cell table:style-name="Tabelle1.A2" office:value-type="string">
            <text:p text:style-name="P16">P1</text:p>
          </table:table-cell>
          <table:table-cell table:style-name="Tabelle1.B2" office:value-type="string">
            <text:p text:style-name="P16">Fritz</text:p>
          </table:table-cell>
          <table:table-cell table:style-name="Tabelle1.C2" office:value-type="string">
            <text:p text:style-name="P15">Müller</text:p>
          </table:table-cell>
          <table:table-cell table:style-name="Tabelle1.D2" office:value-type="string">
            <text:p text:style-name="P16">01.05.2011</text:p>
          </table:table-cell>
          <table:table-cell table:style-name="Tabelle1.E2" office:value-type="string">
            <text:p text:style-name="P16">K-M<text:span text:style-name="T4">B</text:span>-1255</text:p>
          </table:table-cell>
          <table:table-cell table:style-name="Tabelle1.F2" office:value-type="string">
            <text:p text:style-name="P16">MAN-T</text:p>
          </table:table-cell>
          <table:table-cell table:style-name="Tabelle1.G2" office:value-type="string">
            <text:p text:style-name="P18">20.580</text:p>
          </table:table-cell>
          <table:table-cell table:style-name="Tabelle1.H2" office:value-type="string">
            <text:p text:style-name="P18">20.710</text:p>
          </table:table-cell>
          <table:table-cell table:style-name="Tabelle1.I2" office:value-type="string">
            <text:p text:style-name="P18">01.12.20<text:span text:style-name="T33">21</text:span></text:p>
          </table:table-cell>
          <table:table-cell table:style-name="Tabelle1.J2" office:value-type="string">
            <text:p text:style-name="P17">K030</text:p>
          </table:table-cell>
          <table:table-cell table:style-name="Tabelle1.K2" office:value-type="string">
            <text:p text:style-name="P18">Ströer</text:p>
          </table:table-cell>
          <table:table-cell table:style-name="Tabelle1.L2" office:value-type="string">
            <text:p text:style-name="P17">Alter Wall</text:p>
          </table:table-cell>
          <table:table-cell table:style-name="Tabelle1.M2" office:value-type="string">
            <text:p text:style-name="P17">9<text:span text:style-name="T2">0</text:span></text:p>
          </table:table-cell>
          <table:table-cell table:style-name="Tabelle1.N2" office:value-type="string">
            <text:p text:style-name="P17">46395</text:p>
          </table:table-cell>
          <table:table-cell table:style-name="Tabelle1.O2" office:value-type="string">
            <text:p text:style-name="P17">Bocholt</text:p>
          </table:table-cell>
        </table:table-row>
        <table:table-row>
          <table:table-cell table:style-name="Tabelle1.A3" office:value-type="string">
            <text:p text:style-name="P16">P1</text:p>
          </table:table-cell>
          <table:table-cell table:style-name="Tabelle1.B3" office:value-type="string">
            <text:p text:style-name="P16">Fritz</text:p>
          </table:table-cell>
          <table:table-cell table:style-name="Tabelle1.C3" office:value-type="string">
            <text:p text:style-name="P15">Müller</text:p>
          </table:table-cell>
          <table:table-cell table:style-name="Tabelle1.D3" office:value-type="string">
            <text:p text:style-name="P16">01.05.2011</text:p>
          </table:table-cell>
          <table:table-cell table:style-name="Tabelle1.E3" office:value-type="string">
            <text:p text:style-name="P16">K-M<text:span text:style-name="T4">B</text:span>-1255</text:p>
          </table:table-cell>
          <table:table-cell table:style-name="Tabelle1.F3" office:value-type="string">
            <text:p text:style-name="P16">MAN-T</text:p>
          </table:table-cell>
          <table:table-cell table:style-name="Tabelle1.G3" office:value-type="string">
            <text:p text:style-name="P18">20.710</text:p>
          </table:table-cell>
          <table:table-cell table:style-name="Tabelle1.H3" office:value-type="string">
            <text:p text:style-name="P18">20.810</text:p>
          </table:table-cell>
          <table:table-cell table:style-name="Tabelle1.I3" office:value-type="string">
            <text:p text:style-name="P18">03.12.20<text:span text:style-name="T33">21</text:span></text:p>
          </table:table-cell>
          <table:table-cell table:style-name="Tabelle1.J3" office:value-type="string">
            <text:p text:style-name="P17">K049</text:p>
          </table:table-cell>
          <table:table-cell table:style-name="Tabelle1.K3" office:value-type="string">
            <text:p text:style-name="P18">Fischer</text:p>
          </table:table-cell>
          <table:table-cell table:style-name="Tabelle1.L3" office:value-type="string">
            <text:p text:style-name="P17">Kirschalle</text:p>
          </table:table-cell>
          <table:table-cell table:style-name="Tabelle1.M3" office:value-type="string">
            <text:p text:style-name="P17">128</text:p>
          </table:table-cell>
          <table:table-cell table:style-name="Tabelle1.N3" office:value-type="string">
            <text:p text:style-name="P17">46485</text:p>
          </table:table-cell>
          <table:table-cell table:style-name="Tabelle1.O3" office:value-type="string">
            <text:p text:style-name="P17">Wesel</text:p>
          </table:table-cell>
        </table:table-row>
        <table:table-row>
          <table:table-cell table:style-name="Tabelle1.A4" office:value-type="string">
            <text:p text:style-name="P16">P2</text:p>
          </table:table-cell>
          <table:table-cell table:style-name="Tabelle1.B4" office:value-type="string">
            <text:p text:style-name="P16">Willi</text:p>
          </table:table-cell>
          <table:table-cell table:style-name="Tabelle1.C4" office:value-type="string">
            <text:p text:style-name="P15">Meier</text:p>
          </table:table-cell>
          <table:table-cell table:style-name="Tabelle1.D4" office:value-type="string">
            <text:p text:style-name="P16">01.09.1998</text:p>
          </table:table-cell>
          <table:table-cell table:style-name="Tabelle1.E4" office:value-type="string">
            <text:p text:style-name="P16">K-<text:span text:style-name="T4">AC</text:span>-4031 </text:p>
          </table:table-cell>
          <table:table-cell table:style-name="Tabelle1.F4" office:value-type="string">
            <text:p text:style-name="P16">Scania-<text:span text:style-name="T1">S</text:span></text:p>
          </table:table-cell>
          <table:table-cell table:style-name="Tabelle1.G4" office:value-type="string">
            <text:p text:style-name="P18">32.090</text:p>
          </table:table-cell>
          <table:table-cell table:style-name="Tabelle1.H4" office:value-type="string">
            <text:p text:style-name="P18">32.230</text:p>
          </table:table-cell>
          <table:table-cell table:style-name="Tabelle1.I4" office:value-type="string">
            <text:p text:style-name="P18">01.12.20<text:span text:style-name="T33">21</text:span></text:p>
          </table:table-cell>
          <table:table-cell table:style-name="Tabelle1.J4" office:value-type="string">
            <text:p text:style-name="P17">K107</text:p>
          </table:table-cell>
          <table:table-cell table:style-name="Tabelle1.K4" office:value-type="string">
            <text:p text:style-name="P18">Jansen</text:p>
          </table:table-cell>
          <table:table-cell table:style-name="Tabelle1.L4" office:value-type="string">
            <text:p text:style-name="P17">Kuhgasse </text:p>
          </table:table-cell>
          <table:table-cell table:style-name="Tabelle1.M4" office:value-type="string">
            <text:p text:style-name="P17">12</text:p>
          </table:table-cell>
          <table:table-cell table:style-name="Tabelle1.N4" office:value-type="string">
            <text:p text:style-name="P17">46446</text:p>
          </table:table-cell>
          <table:table-cell table:style-name="Tabelle1.O4" office:value-type="string">
            <text:p text:style-name="P15">Kleve</text:p>
          </table:table-cell>
        </table:table-row>
        <table:table-row>
          <table:table-cell table:style-name="Tabelle1.A5" office:value-type="string">
            <text:p text:style-name="P16">P1</text:p>
          </table:table-cell>
          <table:table-cell table:style-name="Tabelle1.B5" office:value-type="string">
            <text:p text:style-name="P16">Fritz</text:p>
          </table:table-cell>
          <table:table-cell table:style-name="Tabelle1.C5" office:value-type="string">
            <text:p text:style-name="P15">Müller</text:p>
          </table:table-cell>
          <table:table-cell table:style-name="Tabelle1.D5" office:value-type="string">
            <text:p text:style-name="P16">01.05.2011</text:p>
          </table:table-cell>
          <table:table-cell table:style-name="Tabelle1.E5" office:value-type="string">
            <text:p text:style-name="P16">K-<text:span text:style-name="T4">AC</text:span>-4031 </text:p>
          </table:table-cell>
          <table:table-cell table:style-name="Tabelle1.F5" office:value-type="string">
            <text:p text:style-name="P16">Scania-<text:span text:style-name="T1">S</text:span></text:p>
          </table:table-cell>
          <table:table-cell table:style-name="Tabelle1.G5" office:value-type="string">
            <text:p text:style-name="P18">32.230</text:p>
          </table:table-cell>
          <table:table-cell table:style-name="Tabelle1.H5" office:value-type="string">
            <text:p text:style-name="P18">32.360</text:p>
          </table:table-cell>
          <table:table-cell table:style-name="Tabelle1.I5" office:value-type="string">
            <text:p text:style-name="P18">02.12.20<text:span text:style-name="T33">21</text:span></text:p>
          </table:table-cell>
          <table:table-cell table:style-name="Tabelle1.J5" office:value-type="string">
            <text:p text:style-name="P17">K030</text:p>
          </table:table-cell>
          <table:table-cell table:style-name="Tabelle1.K5" office:value-type="string">
            <text:p text:style-name="P18">Ströer</text:p>
          </table:table-cell>
          <table:table-cell table:style-name="Tabelle1.L5" office:value-type="string">
            <text:p text:style-name="P17">Alter Wall</text:p>
          </table:table-cell>
          <table:table-cell table:style-name="Tabelle1.M5" office:value-type="string">
            <text:p text:style-name="P17">90</text:p>
          </table:table-cell>
          <table:table-cell table:style-name="Tabelle1.N5" office:value-type="string">
            <text:p text:style-name="P17">46395</text:p>
          </table:table-cell>
          <table:table-cell table:style-name="Tabelle1.O5" office:value-type="string">
            <text:p text:style-name="P17">Bocholt</text:p>
          </table:table-cell>
        </table:table-row>
      </table:table>
      <text:p text:style-name="P9"/>
      <text:list xml:id="list1073552849" text:style-name="L1">
        <text:list-item>
          <text:p text:style-name="P25">Datenbankschema 1NF: <text:s/><text:line-break/>Spedition ( <text:span text:style-name="T13">PersNr</text:span>, Vor<text:span text:style-name="T19">n</text:span>, Nach<text:span text:style-name="T19">n</text:span>, Einstellung, Kennzeichen, Fahrzeug, kmAnf, kmEnd, <text:span text:style-name="T13">Datum</text:span>, K<text:span text:style-name="T21">Id</text:span>, KName, KStraße, <text:span text:style-name="T19">KNr</text:span>, <text:span text:style-name="T19">K</text:span>PLZ, <text:span text:style-name="T19">K</text:span>Ort )</text:p>
        </text:list-item>
      </text:list>
      <text:p text:style-name="P3"/>
      <text:list xml:id="list202803714917512" text:continue-numbering="true" text:style-name="L1">
        <text:list-item>
          <text:p text:style-name="P25">Abhängigkeiten Primärschlüssel:<text:line-break/>PersNr <text:tab/><text:tab/>→ Vor<text:span text:style-name="T20">n</text:span>, Nach<text:span text:style-name="T20">n</text:span>, Einstellung<text:line-break/>Datum <text:tab/><text:tab/>→ (keine)<text:line-break/>PersNr / Datum<text:tab/>→ Kennzeichen, Fahrzeug, kmAnf, kmEnd, <text:span text:style-name="T21">KId</text:span>, KName, KStraße, <text:span text:style-name="T20">KNr</text:span>, <text:span text:style-name="T20">K</text:span>PLZ, <text:span text:style-name="T20">K</text:span>Ort</text:p>
        </text:list-item>
      </text:list>
      <text:p text:style-name="P3"/>
      <text:list xml:id="list202801748905627" text:continue-numbering="true" text:style-name="L1">
        <text:list-item>
          <text:p text:style-name="P27">Datenbankschema <text:span text:style-name="T12">2NF:<text:line-break/>Personal ( </text:span><text:span text:style-name="T14">PersNr</text:span><text:span text:style-name="T12">, Vorname, Nachname, Einstellung )<text:line-break/></text:span>Tour ( <text:span text:style-name="T17">↑</text:span><text:span text:style-name="T13">PersNr</text:span>, <text:span text:style-name="T13">Datum</text:span>, Kennzeichen, Fahrzeug, kmAnf, kmEnd, K<text:span text:style-name="T21">Id</text:span>, KdName, <text:span text:style-name="T12">KName, KStraße, KNr, KPLZ, KOrt</text:span>)</text:p>
        </text:list-item>
      </text:list>
      <text:p text:style-name="P3"/>
      <text:list xml:id="list202802310704408" text:continue-numbering="true" text:style-name="L1">
        <text:list-item>
          <text:p text:style-name="P28">Abhängigkeiten Nichtschlüsselspalten:<text:line-break/>Kennz<text:span text:style-name="T12">eichen<text:tab/><text:tab/>→ </text:span>Fahrzeug<text:line-break/>KdNr<text:tab/><text:tab/><text:tab/>→<text:span text:style-name="T12"> (</text:span>alle Kundendaten<text:span text:style-name="T12">)</text:span></text:p>
        </text:list-item>
      </text:list>
      <text:p text:style-name="P3"/>
      <text:list xml:id="list202802446708189" text:continue-numbering="true" text:style-name="L1">
        <text:list-item>
          <text:p text:style-name="P29">Datenbankschema <text:span text:style-name="T12">3NF:<text:line-break/></text:span>Personal ( PersNr, Vor<text:span text:style-name="T20">n</text:span>, Nachn, Einstellung )<text:line-break/>Tour ( <text:span text:style-name="T17">↑</text:span><text:span text:style-name="T13">PersNr</text:span>, <text:span text:style-name="T13">Datum</text:span>, <text:span text:style-name="T17">↑</text:span>Kennzeichen, kmAnf, kmEnd, <text:span text:style-name="T17">↑</text:span>K<text:span text:style-name="T23">Id</text:span>)<text:line-break/>Fahrzeug ( <text:span text:style-name="T13">Kennzeichen</text:span>, Fahrzeug ) <text:line-break/>Kunde ( <text:span text:style-name="T17">↑</text:span><text:span text:style-name="T13">K</text:span><text:span text:style-name="T16">Id</text:span>, <text:span text:style-name="T12">KName, KStraße, KNr, KPLZ, KOrt</text:span> ) </text:p>
        </text:list-item>
      </text:list>
      <text:p text:style-name="P8"/>
      <text:p text:style-name="P11"/>
      <text:p text:style-name="P11"><draw:frame text:anchor-type="paragraph" draw:z-index="0" draw:name="Form1" draw:style-name="gr1" draw:text-style-name="P33" svg:width="1.795cm" svg:height="0.63cm" svg:x="23.874cm" svg:y="0.198cm"><draw:image xlink:href="Pictures/10000000000000580000001F196641809BB809C4.png" xlink:type="simple" xlink:show="embed" xlink:actuate="onLoad" loext:mime-type="image/png"><text:p/></draw:image></draw:frame></text:p>
      <text:p text:style-name="P24"><text:span text:style-name="T34">Autor: </text:span><text:span text:style-name="T35">Christian Pothmann – </text:span><text:a xlink:type="simple" xlink:href="https://cpothmann.de/" text:style-name="Internet_20_link" text:visited-style-name="Visited_20_Internet_20_Link"><text:span text:style-name="T35">c</text:span></text:a><text:a xlink:type="simple" xlink:href="https://cpothmann.de/" text:style-name="Internet_20_link" text:visited-style-name="Visited_20_Internet_20_Link"><text:span text:style-name="T36">pothmann.de</text:span></text:a><text:span text:style-name="T36">, </text:span><text:span text:style-name="T37">f</text:span><text:span text:style-name="T35">reigegeben unter </text:span><text:a xlink:type="simple" xlink:href="https://creativecommons.org/licenses/by-nc-sa/4.0/" text:style-name="Internet_20_link" text:visited-style-name="Visited_20_Internet_20_Link"><text:span text:style-name="T35">CC BY-NC-SA 4.0</text:span></text:a><text:span text:style-name="T35">, </text:span><text:span text:style-name="T38">Ju</text:span><text:span text:style-name="T39">l</text:span><text:span text:style-name="T38">i</text:span><text:span text:style-name="T40"> 2021</text:span></text:p>
      <text:p text:style-name="P12"><text:span text:style-name="T19">Lösung </text:span>Aufgabe <text:span text:style-name="T11">2</text:span></text:p>
      <text:p text:style-name="P7"/>
      <text:p text:style-name="P6">Kanzlei (1NF)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column table:style-name="Tabelle5.J"/>
        <table:table-column table:style-name="Tabelle5.K"/>
        <table:table-column table:style-name="Tabelle5.L"/>
        <table:table-column table:style-name="Tabelle5.M"/>
        <table:table-column table:style-name="Tabelle5.F"/>
        <table:table-column table:style-name="Tabelle5.O"/>
        <table:table-column table:style-name="Tabelle5.P"/>
        <table:table-row>
          <table:table-cell table:style-name="Tabelle5.A1" office:value-type="string">
            <text:p text:style-name="P14">ANr</text:p>
          </table:table-cell>
          <table:table-cell table:style-name="Tabelle5.A1" office:value-type="string">
            <text:p text:style-name="P19">A<text:span text:style-name="T8">Name</text:span></text:p>
          </table:table-cell>
          <table:table-cell table:style-name="Tabelle5.A1" office:value-type="string">
            <text:p text:style-name="P20">AVorn.</text:p>
          </table:table-cell>
          <table:table-cell table:style-name="Tabelle5.A1" office:value-type="string">
            <text:p text:style-name="P20">Fachgebiet</text:p>
          </table:table-cell>
          <table:table-cell table:style-name="Tabelle5.A1" office:value-type="string">
            <text:p text:style-name="P19">S<text:span text:style-name="T8">tStraße</text:span></text:p>
          </table:table-cell>
          <table:table-cell table:style-name="Tabelle5.A1" office:value-type="string">
            <text:p text:style-name="P20">StNr</text:p>
          </table:table-cell>
          <table:table-cell table:style-name="Tabelle5.A1" office:value-type="string">
            <text:p text:style-name="P20">StPLZ</text:p>
          </table:table-cell>
          <table:table-cell table:style-name="Tabelle5.A1" office:value-type="string">
            <text:p text:style-name="P20">StOrt</text:p>
          </table:table-cell>
          <table:table-cell table:style-name="Tabelle5.A1" office:value-type="string">
            <text:p text:style-name="P14">F<text:span text:style-name="T8">Nr</text:span></text:p>
          </table:table-cell>
          <table:table-cell table:style-name="Tabelle5.A1" office:value-type="string">
            <text:p text:style-name="P20">FBez</text:p>
          </table:table-cell>
          <table:table-cell table:style-name="Tabelle5.A1" office:value-type="string">
            <text:p text:style-name="P20">FZeit</text:p>
          </table:table-cell>
          <table:table-cell table:style-name="Tabelle5.A1" office:value-type="string">
            <text:p text:style-name="P19">Kund<text:span text:style-name="T8">e</text:span></text:p>
          </table:table-cell>
          <table:table-cell table:style-name="Tabelle5.A1" office:value-type="string">
            <text:p text:style-name="P20">KStr<text:span text:style-name="T19">aße</text:span></text:p>
          </table:table-cell>
          <table:table-cell table:style-name="Tabelle5.A1" office:value-type="string">
            <text:p text:style-name="P20">KNr</text:p>
          </table:table-cell>
          <table:table-cell table:style-name="Tabelle5.A1" office:value-type="string">
            <text:p text:style-name="P20">KPLZ</text:p>
          </table:table-cell>
          <table:table-cell table:style-name="Tabelle5.P1" office:value-type="string">
            <text:p text:style-name="P20">KOrt</text:p>
          </table:table-cell>
        </table:table-row>
        <table:table-row>
          <table:table-cell table:style-name="Tabelle5.A2" office:value-type="string">
            <text:p text:style-name="P19">A1</text:p>
          </table:table-cell>
          <table:table-cell table:style-name="Tabelle5.B4" office:value-type="string">
            <text:p text:style-name="P19">Müller</text:p>
          </table:table-cell>
          <table:table-cell table:style-name="Tabelle5.C4" office:value-type="string">
            <text:p text:style-name="P19">Karl</text:p>
          </table:table-cell>
          <table:table-cell table:style-name="Tabelle5.D4" office:value-type="string">
            <text:p text:style-name="P19">Personalrecht</text:p>
          </table:table-cell>
          <table:table-cell table:style-name="Tabelle5.E4" office:value-type="string">
            <text:p text:style-name="P19">Zollhafen</text:p>
          </table:table-cell>
          <table:table-cell table:style-name="Tabelle5.F4" office:value-type="string">
            <text:p text:style-name="P19">12</text:p>
          </table:table-cell>
          <table:table-cell table:style-name="Tabelle5.G4" office:value-type="string">
            <text:p text:style-name="P19">50678</text:p>
          </table:table-cell>
          <table:table-cell table:style-name="Tabelle5.H4" office:value-type="string">
            <text:p text:style-name="P19">Köln</text:p>
          </table:table-cell>
          <table:table-cell table:style-name="Tabelle5.A2" office:value-type="string">
            <text:p text:style-name="P19">023</text:p>
          </table:table-cell>
          <table:table-cell table:style-name="Tabelle5.J4" office:value-type="string">
            <text:p text:style-name="P19">Personalstreik</text:p>
          </table:table-cell>
          <table:table-cell table:style-name="Tabelle5.K4" office:value-type="string">
            <text:p text:style-name="P19">30%</text:p>
          </table:table-cell>
          <table:table-cell table:style-name="Tabelle5.L2" office:value-type="string">
            <text:p text:style-name="P19">BASF</text:p>
          </table:table-cell>
          <table:table-cell table:style-name="Tabelle5.M2" office:value-type="string">
            <text:p text:style-name="P19">Henkelstr</text:p>
          </table:table-cell>
          <table:table-cell table:style-name="Tabelle5.N2" office:value-type="string">
            <text:p text:style-name="P19">67</text:p>
          </table:table-cell>
          <table:table-cell table:style-name="Tabelle5.O2" office:value-type="string">
            <text:p text:style-name="P19">40589</text:p>
          </table:table-cell>
          <table:table-cell table:style-name="Tabelle5.P2" office:value-type="string">
            <text:p text:style-name="P19">Düsseld.</text:p>
          </table:table-cell>
        </table:table-row>
        <table:table-row>
          <table:table-cell table:style-name="Tabelle5.A2" office:value-type="string">
            <text:p text:style-name="P19">A1</text:p>
          </table:table-cell>
          <table:table-cell table:style-name="Tabelle5.B4" office:value-type="string">
            <text:p text:style-name="P19">Müller</text:p>
          </table:table-cell>
          <table:table-cell table:style-name="Tabelle5.C4" office:value-type="string">
            <text:p text:style-name="P19">Karl</text:p>
          </table:table-cell>
          <table:table-cell table:style-name="Tabelle5.D4" office:value-type="string">
            <text:p text:style-name="P19">Personalrecht</text:p>
          </table:table-cell>
          <table:table-cell table:style-name="Tabelle5.E4" office:value-type="string">
            <text:p text:style-name="P19">Zollhafen</text:p>
          </table:table-cell>
          <table:table-cell table:style-name="Tabelle5.F4" office:value-type="string">
            <text:p text:style-name="P19">12</text:p>
          </table:table-cell>
          <table:table-cell table:style-name="Tabelle5.G4" office:value-type="string">
            <text:p text:style-name="P19">50678</text:p>
          </table:table-cell>
          <table:table-cell table:style-name="Tabelle5.H4" office:value-type="string">
            <text:p text:style-name="P19">Köln</text:p>
          </table:table-cell>
          <table:table-cell table:style-name="Tabelle5.A2" office:value-type="string">
            <text:p text:style-name="P19">041</text:p>
          </table:table-cell>
          <table:table-cell table:style-name="Tabelle5.J4" office:value-type="string">
            <text:p text:style-name="P19">Arbeitsunfall</text:p>
          </table:table-cell>
          <table:table-cell table:style-name="Tabelle5.K4" office:value-type="string">
            <text:p text:style-name="P19">70%</text:p>
          </table:table-cell>
          <table:table-cell table:style-name="Tabelle5.L3" office:value-type="string">
            <text:p text:style-name="P21">Bayer</text:p>
          </table:table-cell>
          <table:table-cell table:style-name="Tabelle5.M3" office:value-type="string">
            <text:p text:style-name="P21">Industriestr</text:p>
          </table:table-cell>
          <table:table-cell table:style-name="Tabelle5.N3" office:value-type="string">
            <text:p text:style-name="P21">201</text:p>
          </table:table-cell>
          <table:table-cell table:style-name="Tabelle5.O3" office:value-type="string">
            <text:p text:style-name="P21">51377</text:p>
          </table:table-cell>
          <table:table-cell table:style-name="Tabelle5.P3" office:value-type="string">
            <text:p text:style-name="P21">Lever<text:span text:style-name="T8">k.</text:span></text:p>
          </table:table-cell>
        </table:table-row>
        <table:table-row>
          <table:table-cell table:style-name="Tabelle5.A2" office:value-type="string">
            <text:p text:style-name="P19">A2</text:p>
          </table:table-cell>
          <table:table-cell table:style-name="Tabelle5.B4" office:value-type="string">
            <text:p text:style-name="P22">Bayer</text:p>
          </table:table-cell>
          <table:table-cell table:style-name="Tabelle5.C4" office:value-type="string">
            <text:p text:style-name="P22">Valeria</text:p>
          </table:table-cell>
          <table:table-cell table:style-name="Tabelle5.D4" office:value-type="string">
            <text:p text:style-name="P22">Wirtschaftsr.</text:p>
          </table:table-cell>
          <table:table-cell table:style-name="Tabelle5.E4" office:value-type="string">
            <text:p text:style-name="P19">Zollhafen</text:p>
          </table:table-cell>
          <table:table-cell table:style-name="Tabelle5.F4" office:value-type="string">
            <text:p text:style-name="P19">12</text:p>
          </table:table-cell>
          <table:table-cell table:style-name="Tabelle5.G4" office:value-type="string">
            <text:p text:style-name="P19">50678</text:p>
          </table:table-cell>
          <table:table-cell table:style-name="Tabelle5.H4" office:value-type="string">
            <text:p text:style-name="P19">Köln</text:p>
          </table:table-cell>
          <table:table-cell table:style-name="Tabelle5.A2" office:value-type="string">
            <text:p text:style-name="P19">023</text:p>
          </table:table-cell>
          <table:table-cell table:style-name="Tabelle5.J4" office:value-type="string">
            <text:p text:style-name="P19">Personalstreik</text:p>
          </table:table-cell>
          <table:table-cell table:style-name="Tabelle5.K4" office:value-type="string">
            <text:p text:style-name="P21">100%</text:p>
          </table:table-cell>
          <table:table-cell table:style-name="Tabelle5.L4" office:value-type="string">
            <text:p text:style-name="P19">BASF</text:p>
          </table:table-cell>
          <table:table-cell table:style-name="Tabelle5.M4" office:value-type="string">
            <text:p text:style-name="P19">Henkelstr</text:p>
          </table:table-cell>
          <table:table-cell table:style-name="Tabelle5.N4" office:value-type="string">
            <text:p text:style-name="P19">67</text:p>
          </table:table-cell>
          <table:table-cell table:style-name="Tabelle5.O4" office:value-type="string">
            <text:p text:style-name="P19">40589</text:p>
          </table:table-cell>
          <table:table-cell table:style-name="Tabelle5.P4" office:value-type="string">
            <text:p text:style-name="P19">Düsseld.</text:p>
          </table:table-cell>
        </table:table-row>
        <table:table-row>
          <table:table-cell table:style-name="Tabelle5.A2" office:value-type="string">
            <text:p text:style-name="P19">A3</text:p>
          </table:table-cell>
          <table:table-cell table:style-name="Tabelle5.B5" office:value-type="string">
            <text:p text:style-name="P19"><text:span text:style-name="T9">Strato</text:span> </text:p>
          </table:table-cell>
          <table:table-cell table:style-name="Tabelle5.C5" office:value-type="string">
            <text:p text:style-name="P19">Volker</text:p>
          </table:table-cell>
          <table:table-cell table:style-name="Tabelle5.D5" office:value-type="string">
            <text:p text:style-name="P19">Steuerrecht</text:p>
          </table:table-cell>
          <table:table-cell table:style-name="Tabelle5.E5" office:value-type="string">
            <text:p text:style-name="P19">Heine<text:span text:style-name="T10">str</text:span> </text:p>
          </table:table-cell>
          <table:table-cell table:style-name="Tabelle5.F5" office:value-type="string">
            <text:p text:style-name="P20">55</text:p>
          </table:table-cell>
          <table:table-cell table:style-name="Tabelle5.G5" office:value-type="string">
            <text:p text:style-name="P20">53123</text:p>
          </table:table-cell>
          <table:table-cell table:style-name="Tabelle5.H5" office:value-type="string">
            <text:p text:style-name="P20">Bonn</text:p>
          </table:table-cell>
          <table:table-cell table:style-name="Tabelle5.A2" office:value-type="string">
            <text:p text:style-name="P19">1<text:span text:style-name="T9">0</text:span>1<text:span text:style-name="T9"> </text:span></text:p>
          </table:table-cell>
          <table:table-cell table:style-name="Tabelle5.J5" office:value-type="string">
            <text:p text:style-name="P21">Betriebsprüfung</text:p>
          </table:table-cell>
          <table:table-cell table:style-name="Tabelle5.K5" office:value-type="string">
            <text:p text:style-name="P21">100%</text:p>
          </table:table-cell>
          <table:table-cell table:style-name="Tabelle5.L5" office:value-type="string">
            <text:p text:style-name="P21">Bayer</text:p>
          </table:table-cell>
          <table:table-cell table:style-name="Tabelle5.M5" office:value-type="string">
            <text:p text:style-name="P21">Industriestr</text:p>
          </table:table-cell>
          <table:table-cell table:style-name="Tabelle5.N5" office:value-type="string">
            <text:p text:style-name="P21">201</text:p>
          </table:table-cell>
          <table:table-cell table:style-name="Tabelle5.O5" office:value-type="string">
            <text:p text:style-name="P21">51377</text:p>
          </table:table-cell>
          <table:table-cell table:style-name="Tabelle5.P5" office:value-type="string">
            <text:p text:style-name="P21">Lever<text:span text:style-name="T8">k.</text:span></text:p>
          </table:table-cell>
        </table:table-row>
      </table:table>
      <text:p text:style-name="P10"/>
      <text:list xml:id="list202802316879430" text:continue-list="list202802446708189" text:style-name="L1">
        <text:list-item text:start-value="1">
          <text:p text:style-name="P26">Datenbankschema 1NF: <text:s/><text:line-break/><text:span text:style-name="T19">Kanzlei</text:span> ( <text:span text:style-name="T15">ANr</text:span>, <text:span text:style-name="T19">AName</text:span>, <text:span text:style-name="T19">AVorname</text:span>, <text:span text:style-name="T19">Fachgebiet</text:span>, <text:span text:style-name="T19">StStraße, StNr, StPLZ, StOrt</text:span>, <text:span text:style-name="T15">FNr</text:span>, <text:span text:style-name="T19">FBez, FZeit, Kunde, KStraße, </text:span>KNr, <text:span text:style-name="T19">KPLZ, KO</text:span>rt )</text:p>
        </text:list-item>
      </text:list>
      <text:p text:style-name="P4"/>
      <text:list xml:id="list202803638894999" text:continue-numbering="true" text:style-name="L1">
        <text:list-item>
          <text:p text:style-name="P26">Abhängigkeiten Primärschlüssel:<text:line-break/><text:span text:style-name="T22">ANr <text:tab/><text:tab/>→ Vorname, Nachname, Fachgebiet, StStraße, StHausnr, StPLZ, StOrt<text:line-break/>FNr<text:tab/><text:tab/>→ FBez, Kunde, KStraße, KNr, KPLZ, KOrt<text:line-break/>ANr / FN<text:tab/>→ FZeit</text:span></text:p>
        </text:list-item>
      </text:list>
      <text:p text:style-name="P4"/>
      <text:list xml:id="list202802493641117" text:continue-numbering="true" text:style-name="L1">
        <text:list-item>
          <text:p text:style-name="P30">Datenbankschema <text:span text:style-name="T12">2NF:<text:line-break/>Anwalt ( </text:span><text:span text:style-name="T14">ANr</text:span><text:span text:style-name="T12">, Vorname, Nachname, Fachgebiet, StStraße, StHausnr, StPLZ, StOrt )<text:line-break/></text:span>Fall ( <text:span text:style-name="T13">FNr</text:span>, <text:span text:style-name="T24">FBez, </text:span>K<text:span text:style-name="T22">unde</text:span>, KStraße, K<text:span text:style-name="T22">Nr</text:span>, KPLZ, KOrt )<text:line-break/>bearbeitet ( <text:span text:style-name="T17">↑</text:span><text:span text:style-name="T13">ANr</text:span>, <text:span text:style-name="T17">↑</text:span><text:span text:style-name="T13">FNr</text:span>, <text:span text:style-name="T22">FZ</text:span>eit )</text:p>
        </text:list-item>
      </text:list>
      <text:p text:style-name="P4"/>
      <text:list xml:id="list202802613949812" text:continue-numbering="true" text:style-name="L1">
        <text:list-item>
          <text:p text:style-name="P31">Abhängigkeiten Nichtschlüsselspalten:<text:line-break/><text:span text:style-name="T24">StOrt<text:tab/><text:tab/>→ StStraße, StNr, StPLZ<text:line-break/>Kunde<text:tab/><text:tab/>→ KStraße, KPLZ, KOrt</text:span></text:p>
        </text:list-item>
      </text:list>
      <text:p text:style-name="P4"/>
      <text:list xml:id="list202803572547530" text:continue-numbering="true" text:style-name="L1">
        <text:list-item>
          <text:p text:style-name="P32"><text:span text:style-name="T25">Datenbankschema </text:span><text:span text:style-name="T26">3NF:<text:line-break/>Anwalt ( </text:span><text:span text:style-name="T30">ANr</text:span><text:span text:style-name="T26">, Vorname, Nachname, Fachgebiet, </text:span><text:span text:style-name="T18">↑</text:span><text:span text:style-name="T30">StOrt</text:span><text:span text:style-name="T26"> )<text:line-break/></text:span><text:span text:style-name="T25">F</text:span><text:span text:style-name="T27">a</text:span><text:span text:style-name="T25">ll ( </text:span><text:span text:style-name="T29">FNr</text:span><text:span text:style-name="T25">, </text:span><text:span text:style-name="T27">FBez,</text:span><text:span text:style-name="T25"> </text:span><text:span text:style-name="T18">↑</text:span><text:span text:style-name="T29">K</text:span><text:span text:style-name="T31">unde</text:span><text:span text:style-name="T25"> )<text:line-break/>bearbeitet ( </text:span><text:span text:style-name="T18">↑</text:span><text:span text:style-name="T29">ANr</text:span><text:span text:style-name="T25">, </text:span><text:span text:style-name="T18">↑</text:span><text:span text:style-name="T29">FNr</text:span><text:span text:style-name="T25">, </text:span><text:span text:style-name="T28">FZ</text:span><text:span text:style-name="T25">eit )<text:line-break/></text:span><text:span text:style-name="T27">Standort ( </text:span><text:span text:style-name="T32">StOrt</text:span><text:span text:style-name="T27">, StStraße, StHausnr, StPLZ )<text:line-break/>Kunde ( </text:span><text:span text:style-name="T32">Kunde</text:span><text:span text:style-name="T27">, </text:span><text:span text:style-name="T25">KStraße, K</text:span><text:span text:style-name="T28">Nr</text:span><text:span text:style-name="T25">, KPLZ, KOrt </text:span><text:span text:style-name="T2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11:24.832000000</meta:creation-date>
    <dc:date>2021-07-11T20:28:01.350000000</dc:date>
    <meta:editing-duration>PT2H5M18S</meta:editing-duration>
    <meta:editing-cycles>27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170" meta:word-count="419" meta:character-count="2714" meta:non-whitespace-character-count="2450"/>
  </office:meta>
</office:document-meta>
</file>